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1c0ea5" officeooo:paragraph-rsid="001c0ea5"/>
    </style:style>
    <style:style style:name="P5" style:family="paragraph" style:parent-style-name="Text_20_body">
      <style:paragraph-properties fo:text-align="center" style:justify-single-word="false"/>
      <style:text-properties officeooo:rsid="001c0ea5" officeooo:paragraph-rsid="001c0ea5"/>
    </style:style>
    <style:style style:name="P6" style:family="paragraph" style:parent-style-name="Title">
      <style:text-properties fo:font-size="18pt" style:font-size-asian="18pt" style:font-size-complex="18pt"/>
    </style:style>
    <style:style style:name="P7" style:family="paragraph" style:parent-style-name="Text_20_body">
      <style:text-properties officeooo:paragraph-rsid="002467e5"/>
    </style:style>
    <style:style style:name="P8" style:family="paragraph" style:parent-style-name="Text_20_body">
      <style:text-properties officeooo:rsid="001efbf8" officeooo:paragraph-rsid="002467e5"/>
    </style:style>
    <style:style style:name="P9" style:family="paragraph" style:parent-style-name="Text_20_body">
      <style:text-properties officeooo:rsid="001f451a" officeooo:paragraph-rsid="002467e5"/>
    </style:style>
    <style:style style:name="P10" style:family="paragraph" style:parent-style-name="Text_20_body">
      <style:text-properties fo:font-size="11pt" officeooo:rsid="001efbf8" officeooo:paragraph-rsid="002467e5" style:font-size-asian="11pt" style:font-size-complex="11pt"/>
    </style:style>
    <style:style style:name="P11" style:family="paragraph" style:parent-style-name="Text_20_body">
      <style:text-properties officeooo:paragraph-rsid="001d5e7a"/>
    </style:style>
    <style:style style:name="P12" style:family="paragraph" style:parent-style-name="Contents_20_1">
      <style:paragraph-properties>
        <style:tab-stops>
          <style:tab-stop style:position="6.302in" style:type="right" style:leader-style="dotted" style:leader-text="."/>
        </style:tab-stops>
      </style:paragraph-properties>
    </style:style>
    <style:style style:name="P13" style:family="paragraph" style:parent-style-name="Contents_20_2">
      <style:paragraph-properties>
        <style:tab-stops>
          <style:tab-stop style:position="6.1055in" style:type="right" style:leader-style="dotted" style:leader-text="."/>
        </style:tab-stops>
      </style:paragraph-properties>
    </style:style>
    <style:style style:name="P14" style:family="paragraph" style:parent-style-name="Contents_20_3">
      <style:paragraph-properties>
        <style:tab-stops>
          <style:tab-stop style:position="5.9083in" style:type="right" style:leader-style="dotted" style:leader-text="."/>
        </style:tab-stops>
      </style:paragraph-properties>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Heading_20_1">
      <style:text-properties officeooo:rsid="0033be8a" officeooo:paragraph-rsid="0033be8a"/>
    </style:style>
    <style:style style:name="P18" style:family="paragraph" style:parent-style-name="Heading_20_3">
      <style:text-properties officeooo:paragraph-rsid="002467e5"/>
    </style:style>
    <style:style style:name="P19" style:family="paragraph" style:parent-style-name="Text_20_body">
      <style:paragraph-properties fo:text-align="start" style:justify-single-word="false"/>
      <style:text-properties officeooo:rsid="001c0ea5" officeooo:paragraph-rsid="001c0ea5"/>
    </style:style>
    <style:style style:name="P20" style:family="paragraph" style:parent-style-name="Text_20_body">
      <style:text-properties officeooo:rsid="003b02f6" officeooo:paragraph-rsid="003b02f6"/>
    </style:style>
    <style:style style:name="P21" style:family="paragraph" style:parent-style-name="Text_20_body" style:list-style-name="L1">
      <style:text-properties officeooo:rsid="003b02f6" officeooo:paragraph-rsid="003b02f6"/>
    </style:style>
    <style:style style:name="P22" style:family="paragraph" style:parent-style-name="Text_20_body">
      <style:text-properties officeooo:rsid="00396a92" officeooo:paragraph-rsid="00396a92"/>
    </style:style>
    <style:style style:name="P23" style:family="paragraph" style:parent-style-name="Text_20_body">
      <style:text-properties officeooo:paragraph-rsid="00396a92"/>
    </style:style>
    <style:style style:name="P24" style:family="paragraph" style:parent-style-name="Text_20_body" style:list-style-name="L2">
      <style:text-properties officeooo:rsid="003dc28e" officeooo:paragraph-rsid="003dc28e"/>
    </style:style>
    <style:style style:name="P25" style:family="paragraph" style:parent-style-name="Text_20_body" style:list-style-name="L1">
      <style:text-properties officeooo:rsid="003fc2b7" officeooo:paragraph-rsid="003fc2b7"/>
    </style:style>
    <style:style style:name="P26" style:family="paragraph" style:parent-style-name="Text_20_body" style:list-style-name="L2">
      <style:text-properties officeooo:rsid="003fc2b7" officeooo:paragraph-rsid="003fc2b7"/>
    </style:style>
    <style:style style:name="P27" style:family="paragraph" style:parent-style-name="Text_20_body" style:list-style-name="L1">
      <style:text-properties officeooo:rsid="00421b98" officeooo:paragraph-rsid="00421b98"/>
    </style:style>
    <style:style style:name="P28" style:family="paragraph" style:parent-style-name="Text_20_body" style:list-style-name="L1">
      <style:text-properties officeooo:rsid="0042e547" officeooo:paragraph-rsid="0042e547"/>
    </style:style>
    <style:style style:name="P29" style:family="paragraph" style:parent-style-name="Text_20_body" style:list-style-name="L1">
      <style:text-properties officeooo:rsid="00435ec7" officeooo:paragraph-rsid="00435ec7"/>
    </style:style>
    <style:style style:name="T1" style:family="text">
      <style:text-properties officeooo:rsid="001e0a64"/>
    </style:style>
    <style:style style:name="T2" style:family="text">
      <style:text-properties officeooo:rsid="001fd837"/>
    </style:style>
    <style:style style:name="T3" style:family="text">
      <style:text-properties officeooo:rsid="001d5e7a"/>
    </style:style>
    <style:style style:name="T4" style:family="text">
      <style:text-properties officeooo:rsid="00271aec"/>
    </style:style>
    <style:style style:name="T5" style:family="text">
      <style:text-properties officeooo:rsid="00285a8a"/>
    </style:style>
    <style:style style:name="T6" style:family="text">
      <style:text-properties officeooo:rsid="002a47a0"/>
    </style:style>
    <style:style style:name="T7" style:family="text">
      <style:text-properties officeooo:rsid="003138d4"/>
    </style:style>
    <style:style style:name="T8" style:family="text">
      <style:text-properties officeooo:rsid="0031e437"/>
    </style:style>
    <style:style style:name="T9" style:family="text">
      <style:text-properties officeooo:rsid="0026fee9"/>
    </style:style>
    <style:style style:name="T10" style:family="text">
      <style:text-properties officeooo:rsid="00389486"/>
    </style:style>
    <style:style style:name="T11" style:family="text">
      <style:text-properties officeooo:rsid="003b9955"/>
    </style:style>
    <style:style style:name="T12" style:family="text">
      <style:text-properties officeooo:rsid="003ca13c"/>
    </style:style>
    <style:style style:name="T13" style:family="text">
      <style:text-properties officeooo:rsid="003d2e2c"/>
    </style:style>
    <style:style style:name="T14" style:family="text">
      <style:text-properties officeooo:rsid="003ec06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
      <text:h text:style-name="P15" text:outline-level="1"/>
      <text:p text:style-name="P6"><text:bookmark-start text:name="__RefHeading___Toc963_757333850"/>Datenbankgestütze Webanwendung zur Verwaltung und Einwahl in Arbeitsgemeinschaften<text:bookmark-end text:name="__RefHeading___Toc963_757333850"/></text:p>
      <text:p text:style-name="P2"/>
      <text:p text:style-name="P5">Ausbildungsberuf: Fachinformatiker - Anwendungsentwicklung</text:p>
      <text:p text:style-name="P3"/>
      <text:p text:style-name="P3"/>
      <text:p text:style-name="P4"/>
      <text:p text:style-name="P4"/>
      <text:p text:style-name="P4"/>
      <text:p text:style-name="P4"/>
      <text:p text:style-name="P4">Prüfungsteilnehmer:</text:p>
      <text:p text:style-name="P4">Sven-Ole Timm, Sachsenring 55, 24534 Neumünster</text:p>
      <text:p text:style-name="P4">Michael Sintsov, Ehndorfer Str. 229b, 24537 Neumünster</text:p>
      <text:p text:style-name="P4"/>
      <text:p text:style-name="P4">Ausbildungsbetrieb:</text:p>
      <text:p text:style-name="P4">Regionales Berufsbildungszentrum Technik der Landeshauptstadt Kiel</text:p>
      <text:p text:style-name="P4">Geschwister-Scholl-Straße 9</text:p>
      <text:p text:style-name="P4">24143 Kiel</text:p>
      <text:p text:style-name="P4"/>
      <text:p text:style-name="P4">Projektbetreuer:</text:p>
      <text:p text:style-name="P4">Robert Kramer</text:p>
      <text:p text:style-name="P4"/>
      <text:p text:style-name="P4"><text:soft-page-break/></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text:a xlink:type="simple" xlink:href="#__RefHeading___Toc132_3119963138" text:style-name="Index_20_Link" text:visited-style-name="Index_20_Link">1. Einleitung<text:tab/>3</text:a></text:p>
          <text:p text:style-name="P14"><text:a xlink:type="simple" xlink:href="#__RefHeading___Toc134_3119963138" text:style-name="Index_20_Link" text:visited-style-name="Index_20_Link">1.1. Projektbeschreibung<text:tab/>3</text:a></text:p>
          <text:p text:style-name="P14"><text:a xlink:type="simple" xlink:href="#__RefHeading___Toc136_3119963138" text:style-name="Index_20_Link" text:visited-style-name="Index_20_Link">1.2. Projektziele<text:tab/>3</text:a></text:p>
          <text:p text:style-name="P14"><text:a xlink:type="simple" xlink:href="#__RefHeading___Toc138_3119963138" text:style-name="Index_20_Link" text:visited-style-name="Index_20_Link">1.3. Projektumfeld<text:tab/>3</text:a></text:p>
          <text:p text:style-name="P14"><text:a xlink:type="simple" xlink:href="#__RefHeading___Toc140_3119963138" text:style-name="Index_20_Link" text:visited-style-name="Index_20_Link">1.4. Projektbegründung<text:tab/>3</text:a></text:p>
          <text:p text:style-name="P12"><text:a xlink:type="simple" xlink:href="#__RefHeading___Toc142_3119963138" text:style-name="Index_20_Link" text:visited-style-name="Index_20_Link">2. Analyse<text:tab/>4</text:a></text:p>
          <text:p text:style-name="P13"><text:a xlink:type="simple" xlink:href="#__RefHeading___Toc280_3083509468" text:style-name="Index_20_Link" text:visited-style-name="Index_20_Link">2.1. Ist-Analyse<text:tab/>4</text:a></text:p>
          <text:p text:style-name="P13"><text:a xlink:type="simple" xlink:href="#__RefHeading___Toc282_3083509468" text:style-name="Index_20_Link" text:visited-style-name="Index_20_Link">2.2. Wirtschaftliche Analyse<text:tab/>4</text:a></text:p>
          <text:p text:style-name="P13"><text:a xlink:type="simple" xlink:href="#__RefHeading___Toc317_2424578105" text:style-name="Index_20_Link" text:visited-style-name="Index_20_Link">2.3. Lastenheft<text:tab/>4</text:a></text:p>
          <text:p text:style-name="P12"><text:a xlink:type="simple" xlink:href="#__RefHeading___Toc144_3119963138" text:style-name="Index_20_Link" text:visited-style-name="Index_20_Link">3. Entwurfsphase<text:tab/>5</text:a></text:p>
          <text:p text:style-name="P13"><text:a xlink:type="simple" xlink:href="#__RefHeading___Toc284_3083509468" text:style-name="Index_20_Link" text:visited-style-name="Index_20_Link">3.1. <text:s/>Soll-Konzept<text:tab/>5</text:a></text:p>
          <text:p text:style-name="P13"><text:a xlink:type="simple" xlink:href="#__RefHeading___Toc319_2424578105" text:style-name="Index_20_Link" text:visited-style-name="Index_20_Link">3.2. Pflichtenheft<text:tab/>5</text:a></text:p>
          <text:p text:style-name="P12"><text:a xlink:type="simple" xlink:href="#__RefHeading___Toc148_3119963138" text:style-name="Index_20_Link" text:visited-style-name="Index_20_Link">4. Projektplanung<text:tab/>7</text:a></text:p>
          <text:p text:style-name="P13"><text:a xlink:type="simple" xlink:href="#__RefHeading___Toc321_2424578105" text:style-name="Index_20_Link" text:visited-style-name="Index_20_Link">4.1. Projektphasen<text:tab/>7</text:a></text:p>
          <text:p text:style-name="P13"><text:a xlink:type="simple" xlink:href="#__RefHeading___Toc323_2424578105" text:style-name="Index_20_Link" text:visited-style-name="Index_20_Link">4.2. Ressourcenplanung<text:tab/>7</text:a></text:p>
          <text:p text:style-name="P13"><text:a xlink:type="simple" xlink:href="#__RefHeading___Toc325_2424578105" text:style-name="Index_20_Link" text:visited-style-name="Index_20_Link">4.3. Entwicklungsprozess<text:tab/>7</text:a></text:p>
          <text:p text:style-name="P12"><text:a xlink:type="simple" xlink:href="#__RefHeading___Toc150_3119963138" text:style-name="Index_20_Link" text:visited-style-name="Index_20_Link">5. Ausblick<text:tab/>7</text:a></text:p>
          <text:p text:style-name="P12"><text:a xlink:type="simple" xlink:href="#__RefHeading___Toc152_3119963138" text:style-name="Index_20_Link" text:visited-style-name="Index_20_Link">6. Literaturverzeichnis<text:tab/>7</text:a></text:p>
          <text:p text:style-name="P12"><text:a xlink:type="simple" xlink:href="#__RefHeading___Toc154_3119963138" text:style-name="Index_20_Link" text:visited-style-name="Index_20_Link">7. Abbildungsverzeichnis<text:tab/>7</text:a></text:p>
          <text:p text:style-name="P12"><text:a xlink:type="simple" xlink:href="#__RefHeading___Toc156_3119963138" text:style-name="Index_20_Link" text:visited-style-name="Index_20_Link">8. Tabellenverzeichnis<text:tab/>7</text:a></text:p>
          <text:p text:style-name="P12"><text:a xlink:type="simple" xlink:href="#__RefHeading___Toc158_3119963138" text:style-name="Index_20_Link" text:visited-style-name="Index_20_Link">9. Anhang<text:tab/>7</text:a></text:p>
        </text:index-body>
      </text:table-of-content>
      <text:h text:style-name="Heading_20_1" text:outline-level="1" text:is-list-header="true"/>
      <text:h text:style-name="P16" text:outline-level="1"><text:bookmark-start text:name="__RefHeading___Toc132_3119963138"/>Einleitung<text:bookmark-end text:name="__RefHeading___Toc132_3119963138"/></text:h>
      <text:h text:style-name="Heading_20_3" text:outline-level="3"><text:bookmark-start text:name="__RefHeading___Toc134_3119963138"/>Projektbeschreibung<text:bookmark-end text:name="__RefHeading___Toc134_3119963138"/></text:h>
      <text:p text:style-name="P10">Das regionale Berufsbildungszentrum Technik der Landeshauptstadt Kiel veranstaltet für die Schüler*innen Arbeitsgemeinschaften mit Teilnahmepflicht. <text:span text:style-name="T7">Alle Schüler*innen</text:span> k<text:span text:style-name="T7">ö</text:span>nn<text:span text:style-name="T7">en</text:span> eine Arbeitsgemeinschaft wählen. Dieser Prozess findet derzeit schriftlich mit Verwendung von Papierbögen statt.</text:p>
      <text:h text:style-name="Heading_20_3" text:outline-level="3"><text:bookmark-start text:name="__RefHeading___Toc136_3119963138"/>Projektziele<text:bookmark-end text:name="__RefHeading___Toc136_3119963138"/></text:h>
      <text:p text:style-name="P10">Ziel des Projekts ist es, diesen Vorgang zu digitalisieren. Dafür soll eine datenbankgestützte Webanwendung entwickelt werden. Mithilfe der Anwendung sollen die Arbeitsgruppen administriert werden. Außerdem soll die Möglichkeit geschafffen werden, den Auswahlprozess der Schüler*innen digital durchzuführen. Im Anschluss an die Wahl soll mithilfe der Anwendung eine Auswertung erstellt werden, die den Schüler*innen mitgeteilt werden soll. Zusätzlich zu den Grundeigenschaften der Anwendung soll diese besonders nutzerfreundlich gestaltet werden.</text:p>
      <text:h text:style-name="P18" text:outline-level="3"><text:bookmark-start text:name="__RefHeading___Toc138_3119963138"/>Projektumfeld<text:bookmark-end text:name="__RefHeading___Toc138_3119963138"/></text:h>
      <text:p text:style-name="P8">Das Projekt wird im Rahmen des Schulunterrichts an der RBZ Technik zu Kiel entwickelt.</text:p>
      <text:h text:style-name="Heading_20_3" text:outline-level="3"><text:bookmark-start text:name="__RefHeading___Toc140_3119963138"/>Projektbegründung<text:bookmark-end text:name="__RefHeading___Toc140_3119963138"/></text:h>
      <text:p text:style-name="P9">Die bisherigen Wahlen der Arbeitsgemeinschaften sowie die Zuteilung der Schüler*innen zu Arbeitsgemeinschaften verbrauchen viel Papier für die Auswahlbögen. Die Digitalisierung dieser Prozesse wird in Zukunft viel Papier einsparen. Außerdem wird keine Zeit mehr für die Vergabe des Auswahlbögen sowie für die Auswertung der Bögen verbraucht, da die Schüler*innen selbstständig über die Anwendung ihre Wahlen angeben können und ein Algorithmus die Auswertung übernimmt und per Zufall die Schüler*innen in die Arbeitsgemeinschaften einteilen wird.</text:p>
      <text:p text:style-name="P7"/>
      <text:h text:style-name="Heading_20_1" text:outline-level="1"><text:bookmark-start text:name="__RefHeading___Toc142_3119963138"/><text:soft-page-break/>Analyse<text:bookmark-end text:name="__RefHeading___Toc142_3119963138"/></text:h>
      <text:h text:style-name="Heading_20_2" text:outline-level="2"><text:bookmark-start text:name="__RefHeading___Toc280_3083509468"/>Ist-Analyse<text:bookmark-end text:name="__RefHeading___Toc280_3083509468"/></text:h>
      <text:p text:style-name="P11"><text:span text:style-name="T2">Die Schüler*innen sind verpflichtet eine Arbeitsgruppe zu wählen. Dafür gibt es i</text:span><text:span text:style-name="T3">n der Schule zur Zeit ein</text:span><text:span text:style-name="T2">en</text:span><text:span text:style-name="T3"> analoge</text:span><text:span text:style-name="T2">n</text:span><text:span text:style-name="T3"> Prozess, zur Durchführung der Auswahl sowie zur </text:span><text:span text:style-name="T2">anschließenden </text:span><text:span text:style-name="T3">Auswertung. Die Schüler*innen bekommen einen Wahlzettel auf der sie ihren vollständigen Namen, ihre Klasse, einen Erst-, Zweit- und Drittwunsch sowie eine persönliche Mitteilung eintragen können. </text:span><text:span text:style-name="T1">Aufgrund der stetig steigenden Schüler*innen-</text:span><text:span text:style-name="T8">A</text:span><text:span text:style-name="T1">nzahl und des damit verbundenen steigenden Aufwands soll dieser Prozess in ein digitales Format übertragen werden. </text:span><text:span text:style-name="T4">Die Schule besitzt bereits eine Datenbank mit den Schüler*innen sowie Klasseninformationen und ausreichend Hardware um eine Webanwendung lokal bereitstellen zu können.</text:span></text:p>
      <text:h text:style-name="Heading_20_2" text:outline-level="2"><text:bookmark-start text:name="__RefHeading___Toc282_3083509468"/>Wirtschaftliche Analyse<text:bookmark-end text:name="__RefHeading___Toc282_3083509468"/></text:h>
      <text:p text:style-name="Text_20_body"/>
      <text:h text:style-name="Heading_20_2" text:outline-level="2"><text:bookmark-start text:name="__RefHeading___Toc317_2424578105"/>Lastenheft<text:bookmark-end text:name="__RefHeading___Toc317_2424578105"/></text:h>
      <text:p text:style-name="P20">Im folgenden werden die Anforderungen definiert, die die zu entwickelnde Anwendung erfüllen muss. <text:span text:style-name="T13">Dies umfasst alle Anforderungen des Auftraggebers an die zu erstellende Anwendung:</text:span></text:p>
      <text:list xml:id="list2211602717" text:style-name="L1">
        <text:list-item>
          <text:p text:style-name="P21">Die Anwendung soll eine Login Funktion für Administratoren bereitstellen.</text:p>
        </text:list-item>
        <text:list-item>
          <text:p text:style-name="P21">Die Anwendung soll Arbeitsgemeinschaften auflisten die von Administratoren verwaltet werden können. <text:span text:style-name="T12">Es sollen Arbeitsgemeinschaften erstellt, bearbeitet und gelöscht werden können.</text:span></text:p>
        </text:list-item>
        <text:list-item>
          <text:p text:style-name="P21">Die Anwendung soll einen Wahlprozess für die Schüler initiieren können. Der Wahlprozess soll mittels eines Formulars geschehen welches sich am original Wahlzettel orientiert.</text:p>
        </text:list-item>
        <text:list-item>
          <text:p text:style-name="P21">Die Anwendung soll den Wahlprozess der Schüler <text:span text:style-name="T11">automatisiert </text:span>auswerten sowie in Form von einer Website anzeigen können.</text:p>
        </text:list-item>
        <text:list-item>
          <text:p text:style-name="P21">Die Anwendung soll Sicherheitsprüfungen während des Wahlprozess beinhalten, welche doppelte oder falsche Wahlen verhindern.</text:p>
        </text:list-item>
        <text:list-item>
          <text:p text:style-name="P21"><text:soft-page-break/>Die Anwendung soll einer besonders nutzerfreundlichen Gestaltung entsprechen.</text:p>
        </text:list-item>
      </text:list>
      <text:h text:style-name="P17" text:outline-level="1"><text:bookmark-start text:name="__RefHeading___Toc144_3119963138"/>Entwurfsphase<text:bookmark-end text:name="__RefHeading___Toc144_3119963138"/></text:h>
      <text:h text:style-name="Heading_20_2" text:outline-level="2"><text:bookmark-start text:name="__RefHeading___Toc284_3083509468"/><text:s/>Soll-Konzept<text:bookmark-end text:name="__RefHeading___Toc284_3083509468"/></text:h>
      <text:p text:style-name="P23"><text:span text:style-name="T9">Für die digitale Umsetzung des Projekts wird eine Webanwendung mit modernen Webtechnologien </text:span><text:span text:style-name="T4">erstellt. Angestrebt ist ein nutzerfreundliches Frontend mit </text:span><text:span text:style-name="T5">dem Web-Framework </text:span><text:span text:style-name="T4">Vue.js. Im Hintergrund regelt ein Java Webserver Datenbankzugriffe und Verifizierungen der Eingaben. </text:span><text:span text:style-name="T5">Der Webserver sowie die Homepage werden ü</text:span><text:span text:style-name="T6">b</text:span><text:span text:style-name="T5">er einen der bereits vorhandenen Server der Schule bereitgestellt.</text:span><text:span text:style-name="T4"> </text:span><text:span text:style-name="T5">Die Webanwendung erstreckt sich über mehrere Seiten. Es soll möglich sein, Admin</text:span><text:span text:style-name="T10">i</text:span><text:span text:style-name="T5">stratoren für die Anwendung festzulegen. Über einen Login-Prozess soll der Zugriff auf administrative Seiten geschützt werden. Administratoren sollen zudem die Möglichkeit haben, Arbeitsgruppen zu erstellen, bearbeiten und löschen. Für die Wahl der Arbeitsgruppen muss eine Seite erstellt werden, die dem Muster des bisherigen Wahlzettels entspricht. Nach </text:span><text:span text:style-name="T6">A</text:span><text:span text:style-name="T5">bsenden der Daten müssen Prüfungen erfolgen, ob d</text:span><text:span text:style-name="T8">ie</text:span><text:span text:style-name="T5"> Schüler*innen bereits </text:span><text:span text:style-name="T6">in dem Wahldaten vorhanden </text:span><text:span text:style-name="T8">sind</text:span><text:span text:style-name="T6">, um doppelte Wahlen zu vermeiden. Sobald die Auswertung erstellt werden soll, müssen die in der Datenbank hinterlegten Daten mit einem Algorithmus fair auf die Arbeitsgruppen verteilt werden. Anschließend soll es die Option geben die Seite mit der Auswertung zu veröffentlichen, sodass die Schüler*innen ihre Arbeitsgruppen einsehen können.</text:span></text:p>
      <text:h text:style-name="Heading_20_2" text:outline-level="2"><text:bookmark-start text:name="__RefHeading___Toc319_2424578105"/>Pflichtenheft<text:bookmark-end text:name="__RefHeading___Toc319_2424578105"/></text:h>
      <text:p text:style-name="P22">Im folgenden wird die geplante Umsetzung der aus dem Lastenheft definierten Anforderungen beschrieben:</text:p>
      <text:list xml:id="list1096314376" text:style-name="L2">
        <text:list-item>
          <text:p text:style-name="P24">Die Login Funktion wird über ein<text:span text:style-name="T14"> Formular</text:span> auf der Anwedung umgesetzt. <text:span text:style-name="T14">Die Daten aus dem Formular, welche E-Mail und Passwort beinhalten, werden mit dem MD5 Algorithmus verschlüsselt und an den Webserver geschickt. Dieser Antwortet bei erfolgreicher Authentifizierung mit einem JSON-Webtoken welcher bei zukünftigen Anfragen verifiziert wird.</text:span></text:p>
        </text:list-item>
        <text:list-item>
          <text:p text:style-name="P26"><text:soft-page-break/>Das Auflisten der Arbeitsgemeinschaften erfolgt über eine Anfrage an den Webserver. Die Anfrage wird automatisch durch das Aufrufen einer bestimmten Route abgeschickt. Der Server liest die Daten der Arbeitsgruppen aus der Datenbank und schickt diese an die Anwendung.</text:p>
        </text:list-item>
      </text:list>
      <text:list xml:id="list84406610177562" text:continue-list="list2211602717" text:style-name="L1">
        <text:list-item>
          <text:p text:style-name="P25">Das Bearbeiten der Arbeitsgemeinschaften erfolgt über eine entsprechende Seite auf der Anwendung. Hier werden die benötigten Arbeitsgemeinschaften von Administratoren über ein Formular erstellt und an den Webserver geschickt. Dieser hinterlegt die Arbeitsgemeinschaften in einer SQLite Datenbank.</text:p>
        </text:list-item>
        <text:list-item>
          <text:p text:style-name="P27">Der Wahlprozess erfolgt über ein Formular welches sich am original Wahlzettel orientiert. Die Schüler nutzen dafür ihre Daten sobald der Wahlprozess initiiert wurde. Sobald die Schüler ihre Wahl abschicken, prüft der Webserver ob dieser Schüler bereits gewählt hat. Falls nicht landen die Daten in der Datenbank.</text:p>
        </text:list-item>
        <text:list-item>
          <text:p text:style-name="P28">Die Auswertung des Wahlprozesses erfolgt über einen speziellen Algorithmus. Die Schüler werden per Zufall auf die Arbeitsgemeinschaften verteilt. So werden die Arbeitsgemeinschaften unabhängig vom Zeitpunkt der Wahl gefüllt. Sobald die Arbeitsgemeinschaften voll sind, werden die übrigen Schüler zufällig auf die restlichen Arbeitsgemeinschaften verteilt. Dies wird vom Webserver durchgeführt.</text:p>
        </text:list-item>
        <text:list-item>
          <text:p text:style-name="P29">Die Gestaltung der Anwendung wird sich an der allgemeinen Online-Präsentation der Schule orientieren. Die verschiedenen Seiten werden nach modernen UX Standards entwickelt und für Zugänglichkeit mit entsprechenden Aria-Labels versehen.</text:p>
        </text:list-item>
      </text:list>
      <text:h text:style-name="Heading_20_1" text:outline-level="1"><text:bookmark-start text:name="__RefHeading___Toc148_3119963138"/><text:soft-page-break/><text:span text:style-name="T13">Projektp</text:span>lanung <text:bookmark-end text:name="__RefHeading___Toc148_3119963138"/></text:h>
      <text:h text:style-name="Heading_20_2" text:outline-level="2"><text:bookmark-start text:name="__RefHeading___Toc321_2424578105"/>Projektphasen<text:bookmark-end text:name="__RefHeading___Toc321_2424578105"/></text:h>
      <text:h text:style-name="Heading_20_2" text:outline-level="2"><text:bookmark-start text:name="__RefHeading___Toc323_2424578105"/>Ressourcenplanung<text:bookmark-end text:name="__RefHeading___Toc323_2424578105"/></text:h>
      <text:h text:style-name="Heading_20_2" text:outline-level="2"><text:bookmark-start text:name="__RefHeading___Toc325_2424578105"/>Entwicklungsprozess<text:bookmark-end text:name="__RefHeading___Toc325_2424578105"/></text:h>
      <text:h text:style-name="Heading_20_1" text:outline-level="1"><text:bookmark-start text:name="__RefHeading___Toc150_3119963138"/>Ausblick<text:bookmark-end text:name="__RefHeading___Toc150_3119963138"/></text:h>
      <text:h text:style-name="Heading_20_1" text:outline-level="1"><text:bookmark-start text:name="__RefHeading___Toc152_3119963138"/>Literaturverzeichnis<text:bookmark-end text:name="__RefHeading___Toc152_3119963138"/></text:h>
      <text:h text:style-name="Heading_20_1" text:outline-level="1"><text:bookmark-start text:name="__RefHeading___Toc154_3119963138"/>Abbildungsverzeichnis<text:bookmark-end text:name="__RefHeading___Toc154_3119963138"/></text:h>
      <text:h text:style-name="Heading_20_1" text:outline-level="1"><text:bookmark-start text:name="__RefHeading___Toc156_3119963138"/>Tabellenverzeichnis<text:bookmark-end text:name="__RefHeading___Toc156_3119963138"/></text:h>
      <text:h text:style-name="Heading_20_1" text:outline-level="1"><text:bookmark-start text:name="__RefHeading___Toc158_3119963138"/>Anhang<text:bookmark-end text:name="__RefHeading___Toc158_311996313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 fo:font-family="Arial" style:font-family-generic="swiss" style:font-pitch="variable" fo:font-size="12pt" officeooo:rsid="00159b08"/>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0835in" fo:margin-bottom="0.0835in" style:contextual-spacing="false" style:page-number="auto" text:number-lines="false" text:line-number="0"/>
      <style:text-properties style:font-name="arial" fo:font-family="arial" style:font-style-name="Italic"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text-properties style:font-name="Nimbus Sans"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55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9083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7118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5146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3181in" style:type="right" style:leader-style="dotted" style:leader-text="."/>
        </style:tab-stops>
      </style:paragraph-properties>
      <style:text-properties style:font-name="Nimbus Sans" fo:font-family="'Nimbus Sans'" style:font-style-name="Regular"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2%.%3%." style:num-suffix="."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9839in" fo:margin-right="0.9839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09:58:57.880000000</meta:creation-date>
    <dc:date>2023-09-12T08:44:04.692291506</dc:date>
    <meta:editing-duration>PT2H28M25S</meta:editing-duration>
    <meta:editing-cycles>43</meta:editing-cycles>
    <meta:generator>LibreOffice/7.3.7.2$Linux_X86_64 LibreOffice_project/30$Build-2</meta:generator>
    <meta:document-statistic meta:table-count="0" meta:image-count="0" meta:object-count="0" meta:page-count="7" meta:paragraph-count="75" meta:word-count="974" meta:character-count="7540" meta:non-whitespace-character-count="6671"/>
  </office:meta>
</office:document-meta>
</file>